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5" style:family="paragraph" style:parent-style-name="Table_20_Contents">
      <style:paragraph-properties fo:margin-left="0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6" style:family="paragraph" style:parent-style-name="Table_20_Contents">
      <style:paragraph-properties fo:margin-left="0cm" fo:margin-right="0.009cm" fo:text-indent="0cm" style:auto-text-indent="false"/>
      <style:text-properties style:font-name="Times New Roman" fo:font-size="12pt" officeooo:rsid="001426ea" officeooo:paragraph-rsid="001426ea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f26dc"/>
    </style:style>
    <style:style style:name="T11" style:family="text">
      <style:text-properties officeooo:rsid="001171a1"/>
    </style:style>
    <style:style style:name="T12" style:family="text">
      <style:text-properties officeooo:rsid="0012b8c3"/>
    </style:style>
    <style:style style:name="T13" style:family="text">
      <style:text-properties officeooo:rsid="001426ea"/>
    </style:style>
    <style:style style:name="T14" style:family="text">
      <style:text-properties officeooo:rsid="0014b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<text:span text:style-name="T10">orario</text:span>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2">UC_M_<text:span text:style-name="T10">29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0">Un Genitore deve aver fatto <text:span text:style-name="T9">una richiesta specifica</text:span> <text:span text:style-name="T9">(</text:span>use case <text:span text:style-name="T10">28</text:span>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 <text:span text:style-name="T13">dove</text:span> <text:span text:style-name="T4">un genitore richiede l'approvazione della modifica del</text:span><text:span text:style-name="T10">l'orario</text:span><text:span text:style-name="T4">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approvazione</text:span>.</text:p>
            <text:p text:style-name="P11"/>
            <text:p text:style-name="P14"><text:span text:style-name="T8">c</text:span>. il sistema invia una notifica <text:span text:style-name="T6">di approvazione </text:span>al genitore.</text:p>
            <text:p text:style-name="P15"/>
            <text:p text:style-name="P16">d. L'impiegato aggiorna l'importo delle retta in base alle nuove impostazioni di orario in modo permanente o temporaneo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Il sistema mostra i dati <text:span text:style-name="T1">modificati </text:span><text:span text:style-name="T14">e l'importo della retta aggiornato.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 <text:span text:style-name="T12">29a</text:span>: <text:span text:style-name="T11">l'impiegato approva la modifica dell'orario richiesto dal genit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6S</meta:editing-duration>
    <meta:editing-cycles>17</meta:editing-cycles>
    <meta:generator>LibreOffice/3.6$Windows_x86 LibreOffice_project/da8c1e6-fd468f4-454e206-f42a4a9-143cfd</meta:generator>
    <dc:date>2012-10-25T10:42:31.33</dc:date>
    <dc:creator>Mariella </dc:creator>
    <meta:document-statistic meta:table-count="1" meta:image-count="0" meta:object-count="0" meta:page-count="1" meta:paragraph-count="20" meta:word-count="153" meta:character-count="1051" meta:non-whitespace-character-count="908"/>
    <meta:user-defined meta:name="Info 1"/>
    <meta:user-defined meta:name="Info 2"/>
    <meta:user-defined meta:name="Info 3"/>
    <meta:user-defined meta:name="Info 4"/>
  </office:meta>
</office:document-meta>
</file>